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1-0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6608" calcext:value-type="float">
            <text:p>78.0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3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3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2384" calcext:value-type="float">
            <text:p>77.6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92656" calcext:value-type="float">
            <text:p>77.6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36028965517" calcext:value-type="float">
            <text:p>77.67360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71344" calcext:value-type="float">
            <text:p>77.70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3462068966" calcext:value-type="float">
            <text:p>77.6693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6626206896" calcext:value-type="float">
            <text:p>77.599662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8712" calcext:value-type="float">
            <text:p>77.48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64824827586" calcext:value-type="float">
            <text:p>77.40648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36984" calcext:value-type="float">
            <text:p>77.39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1474482759" calcext:value-type="float">
            <text:p>77.41914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8544" calcext:value-type="float">
            <text:p>77.49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445" calcext:value-type="float">
            <text:p>77.5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4340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70897931035" calcext:value-type="float">
            <text:p>77.45708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32" meta:object-count="0"/>
    <meta:user-defined meta:name="AppVersion">3.0</meta:user-defined>
  </office:meta>
</office:document-meta>
</file>